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DA0000008A8B4D670D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A0000008A02A7866E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06T18:46:24.544919623</dc:date>
    <meta:editing-duration>PT4H6M49S</meta:editing-duration>
    <meta:editing-cycles>26</meta:editing-cycles>
    <meta:generator>LibreOffice/4.2.8.2$Linux_X86_64 LibreOffice_project/420m0$Build-2</meta:generator>
    <meta:document-statistic meta:object-count="135"/>
  </office:meta>
</office:document-meta>
</file>